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 svg:font-family="Times,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590a" officeooo:paragraph-rsid="0011590a"/>
    </style:style>
    <style:style style:name="P2" style:family="paragraph" style:parent-style-name="Standard">
      <style:text-properties officeooo:rsid="0011590a" officeooo:paragraph-rsid="00129bca"/>
    </style:style>
    <style:style style:name="P3" style:family="paragraph" style:parent-style-name="Standard">
      <style:text-properties fo:font-weight="bold" officeooo:rsid="0011590a" officeooo:paragraph-rsid="0011590a" style:font-weight-asian="bold" style:font-weight-complex="bold"/>
    </style:style>
    <style:style style:name="P4" style:family="paragraph" style:parent-style-name="Standard">
      <style:text-properties fo:font-weight="bold" officeooo:rsid="00129bca" officeooo:paragraph-rsid="00129bca" style:font-weight-asian="bold" style:font-weight-complex="bold"/>
    </style:style>
    <style:style style:name="P5" style:family="paragraph" style:parent-style-name="Standard">
      <style:text-properties fo:font-weight="bold" officeooo:paragraph-rsid="0011590a" style:font-weight-asian="bold" style:font-weight-complex="bold"/>
    </style:style>
    <style:style style:name="P6" style:family="paragraph" style:parent-style-name="Standard">
      <style:text-properties fo:font-weight="normal" officeooo:rsid="0011590a" officeooo:paragraph-rsid="0011590a" style:font-weight-asian="normal" style:font-weight-complex="normal"/>
    </style:style>
    <style:style style:name="P7" style:family="paragraph" style:parent-style-name="Standard">
      <style:text-properties fo:font-weight="normal" officeooo:rsid="00129bca" officeooo:paragraph-rsid="00129bca" style:font-weight-asian="normal" style:font-weight-complex="normal"/>
    </style:style>
    <style:style style:name="P8" style:family="paragraph" style:parent-style-name="Standard">
      <style:text-properties style:text-position="0% 100%" fo:font-weight="bold" officeooo:rsid="0011590a" officeooo:paragraph-rsid="0011590a" style:font-weight-asian="bold" style:font-weight-complex="bold"/>
    </style:style>
    <style:style style:name="P9" style:family="paragraph" style:parent-style-name="Standard">
      <style:text-properties officeooo:rsid="0013d5fd" officeooo:paragraph-rsid="0013d5fd"/>
    </style:style>
    <style:style style:name="P10" style:family="paragraph" style:parent-style-name="Standard">
      <style:text-properties fo:font-weight="bold" officeooo:rsid="0011590a" officeooo:paragraph-rsid="0011590a" style:font-weight-asian="bold" style:font-weight-complex="bold"/>
    </style:style>
    <style:style style:name="P11" style:family="paragraph" style:parent-style-name="Standard">
      <style:text-properties fo:font-variant="normal" fo:text-transform="none" fo:color="#000000" style:text-line-through-style="none" style:text-line-through-type="none" style:font-name="Times" fo:font-size="12pt" fo:font-style="normal" style:text-underline-style="none" fo:font-weight="normal" officeooo:rsid="0011590a" officeooo:paragraph-rsid="0011590a" style:text-blinking="false" fo:background-color="transparent"/>
    </style:style>
    <style:style style:name="P12" style:family="paragraph" style:parent-style-name="Standard">
      <style:text-properties fo:font-weight="normal" officeooo:rsid="0011590a" officeooo:paragraph-rsid="0011590a" style:font-weight-asian="normal" style:font-weight-complex="normal"/>
    </style:style>
    <style:style style:name="P13" style:family="paragraph" style:parent-style-name="Standard">
      <style:text-properties fo:font-weight="normal" officeooo:rsid="001a10dc" officeooo:paragraph-rsid="001a10dc" style:font-weight-asian="normal" style:font-weight-complex="normal"/>
    </style:style>
    <style:style style:name="P14" style:family="paragraph" style:parent-style-name="Standard">
      <style:text-properties fo:font-weight="normal" officeooo:rsid="001b22e7" officeooo:paragraph-rsid="001b22e7" style:font-weight-asian="normal" style:font-weight-complex="normal"/>
    </style:style>
    <style:style style:name="P15" style:family="paragraph" style:parent-style-name="Standard">
      <style:text-properties officeooo:rsid="0011590a" officeooo:paragraph-rsid="0011590a"/>
    </style:style>
    <style:style style:name="T1" style:family="text">
      <style:text-properties officeooo:rsid="0011590a"/>
    </style:style>
    <style:style style:name="T2" style:family="text">
      <style:text-properties fo:font-weight="bold" style:font-weight-asian="bold" style:font-weight-complex="bold"/>
    </style:style>
    <style:style style:name="T3" style:family="text">
      <style:text-properties fo:font-variant="normal" fo:text-transform="none" fo:color="#000000" style:text-line-through-style="none" style:text-line-through-type="none" style:font-name="Times" fo:font-size="12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Times" fo:font-size="12pt" fo:font-style="normal" style:text-underline-style="none" fo:font-weight="normal" officeooo:rsid="0011590a" style:text-blinking="false" fo:background-color="transparent" loext:char-shading-value="0"/>
    </style:style>
    <style:style style:name="T5" style:family="text">
      <style:text-properties fo:font-variant="normal" fo:text-transform="none" fo:color="#000000" style:text-line-through-style="none" style:text-line-through-type="none" style:font-name="Times" fo:font-size="12pt" fo:font-style="normal" style:text-underline-style="none" style:text-blinking="false" fo:background-color="transparent" loext:char-shading-value="0"/>
    </style:style>
    <style:style style:name="T6" style:family="text">
      <style:text-properties fo:font-variant="normal" fo:text-transform="none" fo:color="#000000" style:text-line-through-style="none" style:text-line-through-type="none" style:font-name="Times" fo:font-size="12pt" fo:font-style="normal" style:text-underline-style="none" officeooo:rsid="0011590a" style:text-blinking="false" fo:background-color="transparent" loext:char-shading-value="0"/>
    </style:style>
    <style:style style:name="T7" style:family="text">
      <style:text-properties fo:font-weight="normal" style:font-weight-asian="normal" style:font-weight-complex="normal"/>
    </style:style>
    <style:style style:name="T8" style:family="text">
      <style:text-properties officeooo:rsid="00129bca"/>
    </style:style>
    <style:style style:name="T9" style:family="text">
      <style:text-properties officeooo:rsid="001b943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ame : Aarya Tiwari</text:p>
      <text:p text:style-name="P1">Roll No. - 16010421119</text:p>
      <text:p text:style-name="P1">Batch – B2</text:p>
      <text:p text:style-name="P1">Experiment No. 2</text:p>
      <text:p text:style-name="P1"/>
      <text:p text:style-name="P1">File Management </text:p>
      <text:p text:style-name="P1"/>
      <text:p text:style-name="P3">cd (Current Directory) : <text:s text:c="3"/></text:p>
      <text:p text:style-name="P1"/>
      <text:p text:style-name="P1">2 <text:s/>cd root@ubuntu:</text:p>
      <text:p text:style-name="P1"><text:s text:c="4"/>3 <text:s/>cd /root@ubuntu:</text:p>
      <text:p text:style-name="P1"><text:s text:c="4"/>4 <text:s/>cd /home</text:p>
      <text:p text:style-name="P1"><text:s text:c="4"/>5 <text:s/>cd os_it_b317</text:p>
      <text:p text:style-name="P1"><text:s text:c="4"/>6 <text:s/>cd aarya</text:p>
      <text:p text:style-name="P1"><text:s text:c="4"/>7 <text:s/>cd ..</text:p>
      <text:p text:style-name="P1"><text:s text:c="4"/>8 <text:s/>cd aarya</text:p>
      <text:p text:style-name="P1"/>
      <text:p text:style-name="P1">l<text:span text:style-name="T2">s (Listing Files in a Directory): </text:span></text:p>
      <text:p text:style-name="P3"/>
      <text:p text:style-name="P1">root@ubuntu:/home# ls</text:p>
      <text:p text:style-name="P1">aarya2 <text:s/>exp2 <text:s/>exp2.txt <text:s/>os_it_b317</text:p>
      <text:p text:style-name="P1">Options in ls:</text:p>
      <text:p text:style-name="P3">1. ls -l (Lisis along with permissions)</text:p>
      <text:p text:style-name="P1"/>
      <text:p text:style-name="P1">root@ubuntu:/home# ls -l</text:p>
      <text:p text:style-name="P1">total 8</text:p>
      <text:p text:style-name="P1">drwxr-xr-x <text:s/>2 root <text:s text:c="6"/>root <text:s text:c="6"/>4096 Jul 25 02:40 aarya2</text:p>
      <text:p text:style-name="P1">-rw-r--r-- <text:s/>1 root <text:s text:c="6"/>root <text:s text:c="9"/>0 Aug <text:s/>1 02:47 exp2.txt</text:p>
      <text:p text:style-name="P1">drwxr-xr-x 24 os_it_b317 os_it_b317 4096 Jul 31 07:24 os_it_b317</text:p>
      <text:p text:style-name="P1"/>
      <text:p text:style-name="P5"><text:span text:style-name="T1">2. </text:span><text:bookmark text:name="docs-internal-guid-711f090a-7fff-0bde-a99c-ba7c5cf92be7"/><text:span text:style-name="T5">ls -d </text:span><text:span text:style-name="T6">(</text:span><text:span text:style-name="T5">Lists all subdirectories of current directory</text:span><text:span text:style-name="T6">):</text:span></text:p>
      <text:p text:style-name="P11">root@ubuntu:/home/aarya2# ls -d</text:p>
      <text:p text:style-name="P11"/>
      <text:p text:style-name="P9"><text:span text:style-name="T4">3. </text:span><text:span text:style-name="T3">ls -a ()</text:span></text:p>
      <text:p text:style-name="P11"/>
      <text:p text:style-name="P11">.</text:p>
      <text:p text:style-name="P1"/>
      <text:p text:style-name="P3">mkdir (Make/Create new directory):</text:p>
      <text:p text:style-name="P3"/>
      <text:p text:style-name="P1"><text:s text:c="3"/>61 <text:s/>mkdir exp2</text:p>
      <text:p text:style-name="P1"><text:s text:c="3"/>62 <text:s/>ls</text:p>
      <text:p text:style-name="P1"><text:s text:c="3"/>63 <text:s/>rmdir exp2</text:p>
      <text:p text:style-name="P1"/>
      <text:p text:style-name="P1"/>
      <text:p text:style-name="P3">cat (Open an existing File):</text:p>
      <text:p text:style-name="P6"><text:s text:c="3"/>59 <text:s/>touch exp2.txt</text:p>
      <text:p text:style-name="P6"><text:s text:c="3"/>60 <text:s/>cat exp2.txt</text:p>
      <text:p text:style-name="P1">touch(Creates a new file): <text:span text:style-name="T7">59 <text:s/>touch exp2.txt</text:span></text:p>
      <text:p text:style-name="P6"><text:soft-page-break/></text:p>
      <text:p text:style-name="P3">pwd (Gives a path to the present working directory) : </text:p>
      <text:p text:style-name="P1">root@ubuntu:/home/aarya2# pwd</text:p>
      <text:p text:style-name="P1">/home/aarya2</text:p>
      <text:p text:style-name="P1"/>
      <text:p text:style-name="P1"/>
      <text:p text:style-name="P3">rmdir(Removes an empty directory):</text:p>
      <text:p text:style-name="P1"><text:s text:c="3"/>63 <text:s/>rmdir exp2</text:p>
      <text:p text:style-name="P1"/>
      <text:p text:style-name="P8">chmod (Changes permissions of a file):</text:p>
      <text:p text:style-name="P2">root@ubuntu:/home# chmod o=rwx exp2.txt</text:p>
      <text:p text:style-name="P2">root@ubuntu:/home# ls -l</text:p>
      <text:p text:style-name="P2">total 8</text:p>
      <text:p text:style-name="P2">drwxr-xr-x <text:s/>2 root <text:s text:c="6"/>root <text:s text:c="6"/>4096 Jul 25 02:40 aarya2</text:p>
      <text:p text:style-name="P2">-rw-r--rwx <text:s/>1 root <text:s text:c="6"/>root <text:s text:c="9"/>0 Aug <text:s/>1 02:47 exp2.txt</text:p>
      <text:p text:style-name="P2">drwxr-xr-x 24 os_it_b317 os_it_b317 4096 Jul 31 07:24 os_it_b317 </text:p>
      <text:p text:style-name="P2"/>
      <text:p text:style-name="P3">copy (cp) <text:span text:style-name="T8">Copies one file on another</text:span>:</text:p>
      <text:p text:style-name="P1">drwxr-xr-x 24 os_it_b317 os_it_b317 4096 Jul 31 07:24 os_it_b317</text:p>
      <text:p text:style-name="P1">root@ubuntu:/home# touch file1.txt</text:p>
      <text:p text:style-name="P1">root@ubuntu:/home# touch file2.txt</text:p>
      <text:p text:style-name="P1">root@ubuntu:/home# gedit file1.txt</text:p>
      <text:p text:style-name="P1"/>
      <text:p text:style-name="P1">(gedit:4033): Tepl-WARNING **: 03:01:44.443: GVfs metadata is not supported. Fallback to TeplMetadataManager. Either GVfs is not correctly installed or GVfs metadata are not supported on this platform. In the latter case, you should configure Tepl with --disable-gvfs-metadata.</text:p>
      <text:p text:style-name="P1">root@ubuntu:/home# cp file1.txt file2.txt</text:p>
      <text:p text:style-name="P1">root@ubuntu:/home# gedit file2.txt</text:p>
      <text:p text:style-name="P1">find</text:p>
      <text:p text:style-name="P1"/>
      <text:p text:style-name="P3">move(mv) <text:span text:style-name="T8">Moves files from one place to another</text:span>:</text:p>
      <text:p text:style-name="P6">root@ubuntu:/home# ls</text:p>
      <text:p text:style-name="P6">aarya2 <text:s/>exp2.txt <text:s/>file1.txt <text:s/>file2.txt <text:s/>os_it_b317</text:p>
      <text:p text:style-name="P6">root@ubuntu:/home# mv file1.txt /home/aarya2</text:p>
      <text:p text:style-name="P6">root@ubuntu:/home# ls</text:p>
      <text:p text:style-name="P6">aarya2 <text:s/>exp2.txt <text:s/>file2.txt <text:s/>os_it_b317</text:p>
      <text:p text:style-name="P6">root@ubuntu:/home# cd aarya2</text:p>
      <text:p text:style-name="P6">root@ubuntu:/home/aarya2# ls</text:p>
      <text:p text:style-name="P6">file1.txt</text:p>
      <text:p text:style-name="P6">root@ubuntu:/home/aarya2# </text:p>
      <text:p text:style-name="P6"/>
      <text:p text:style-name="P4">find (Finds a file in a directory):</text:p>
      <text:p text:style-name="P7"/>
      <text:p text:style-name="P1">root@ubuntu:/home# cd aarya2</text:p>
      <text:p text:style-name="P1">root@ubuntu:/home/aarya2# ls</text:p>
      <text:p text:style-name="P1">file1.txt</text:p>
      <text:p text:style-name="P1">root@ubuntu:/home/aarya2# find file1.txt</text:p>
      <text:p text:style-name="P1">file1.txt</text:p>
      <text:p text:style-name="P1">root@ubuntu:/home/aarya2# touch file3.txt</text:p>
      <text:p text:style-name="P1"><text:soft-page-break/>root@ubuntu:/home/aarya2# touch file4.txt</text:p>
      <text:p text:style-name="P1">root@ubuntu:/home/aarya2# find file1.txt</text:p>
      <text:p text:style-name="P1">file1.txt</text:p>
      <text:p text:style-name="P1"/>
      <text:p text:style-name="P1">root@ubuntu:/etc# cat passwd</text:p>
      <text:p text:style-name="P1">root:x:0:0:root:/root:/bin/bash</text:p>
      <text:p text:style-name="P1">daemon:x:1:1:daemon:/usr/sbin:/usr/sbin/nologin</text:p>
      <text:p text:style-name="P1">bin:x:2:2:bin:/bin:/usr/sbin/nologin</text:p>
      <text:p text:style-name="P1">sys:x:3:3:sys:/dev:/usr/sbin/nologin</text:p>
      <text:p text:style-name="P1">sync:x:4:65534:sync:/bin:/bin/sync</text:p>
      <text:p text:style-name="P1">games:x:5:60:games:/usr/games:/usr/sbin/nologin</text:p>
      <text:p text:style-name="P1">man:x:6:12:man:/var/cache/man:/usr/sbin/nologin</text:p>
      <text:p text:style-name="P1">lp:x:7:7:lp:/var/spool/lpd:/usr/sbin/nologin</text:p>
      <text:p text:style-name="P1">mail:x:8:8:mail:/var/mail:/usr/sbin/nologin</text:p>
      <text:p text:style-name="P1">news:x:9:9:news:/var/spool/news:/usr/sbin/nologin</text:p>
      <text:p text:style-name="P1">uucp:x:10:10:uucp:/var/spool/uucp:/usr/sbin/nologin</text:p>
      <text:p text:style-name="P1">proxy:x:13:13:proxy:/bin:/usr/sbin/nologin</text:p>
      <text:p text:style-name="P1">www-data:x:33:33:www-data:/var/www:/usr/sbin/nologin</text:p>
      <text:p text:style-name="P1">backup:x:34:34:backup:/var/backups:/usr/sbin/nologin</text:p>
      <text:p text:style-name="P1">list:x:38:38:Mailing List Manager:/var/list:/usr/sbin/nologin</text:p>
      <text:p text:style-name="P1">irc:x:39:39:ircd:/var/run/ircd:/usr/sbin/nologin</text:p>
      <text:p text:style-name="P1">gnats:x:41:41:Gnats Bug-Reporting System (admin):/var/lib/gnats:/usr/sbin/nologin</text:p>
      <text:p text:style-name="P1">nobody:x:65534:65534:nobody:/nonexistent:/usr/sbin/nologin</text:p>
      <text:p text:style-name="P1">systemd-network:x:100:102:systemd Network Management,,,:/run/systemd:/usr/sbin/nologin</text:p>
      <text:p text:style-name="P1">systemd-resolve:x:101:103:systemd Resolver,,,:/run/systemd:/usr/sbin/nologin</text:p>
      <text:p text:style-name="P1">systemd-timesync:x:102:104:systemd Time Synchronization,,,:/run/systemd:/usr/sbin/nologin</text:p>
      <text:p text:style-name="P1">messagebus:x:103:106::/nonexistent:/usr/sbin/nologin</text:p>
      <text:p text:style-name="P1">syslog:x:104:110::/home/syslog:/usr/sbin/nologin</text:p>
      <text:p text:style-name="P1">_apt:x:105:65534::/nonexistent:/usr/sbin/nologin</text:p>
      <text:p text:style-name="P1">tss:x:106:111:TPM software stack,,,:/var/lib/tpm:/bin/false</text:p>
      <text:p text:style-name="P1">uuidd:x:107:114::/run/uuidd:/usr/sbin/nologin</text:p>
      <text:p text:style-name="P1">tcpdump:x:108:115::/nonexistent:/usr/sbin/nologin</text:p>
      <text:p text:style-name="P1">avahi-autoipd:x:109:116:Avahi autoip daemon,,,:/var/lib/avahi-autoipd:/usr/sbin/nologin</text:p>
      <text:p text:style-name="P1">usbmux:x:110:46:usbmux daemon,,,:/var/lib/usbmux:/usr/sbin/nologin</text:p>
      <text:p text:style-name="P1">rtkit:x:111:117:RealtimeKit,,,:/proc:/usr/sbin/nologin</text:p>
      <text:p text:style-name="P1">dnsmasq:x:112:65534:dnsmasq,,,:/var/lib/misc:/usr/sbin/nologin</text:p>
      <text:p text:style-name="P1">cups-pk-helper:x:113:120:user for cups-pk-helper service,,,:/home/cups-pk-helper:/usr/sbin/nologin</text:p>
      <text:p text:style-name="P1">speech-dispatcher:x:114:29:Speech Dispatcher,,,:/run/speech-dispatcher:/bin/false</text:p>
      <text:p text:style-name="P1">avahi:x:115:121:Avahi mDNS daemon,,,:/var/run/avahi-daemon:/usr/sbin/nologin</text:p>
      <text:p text:style-name="P1">kernoops:x:116:65534:Kernel Oops Tracking Daemon,,,:/:/usr/sbin/nologin</text:p>
      <text:p text:style-name="P1">saned:x:117:123::/var/lib/saned:/usr/sbin/nologin</text:p>
      <text:p text:style-name="P1">nm-openvpn:x:118:124:NetworkManager OpenVPN,,,:/var/lib/openvpn/chroot:/usr/sbin/nologin</text:p>
      <text:p text:style-name="P1">hplip:x:119:7:HPLIP system user,,,:/run/hplip:/bin/false</text:p>
      <text:p text:style-name="P1">whoopsie:x:120:125::/nonexistent:/bin/false</text:p>
      <text:p text:style-name="P1">colord:x:121:126:colord colour management daemon,,,:/var/lib/colord:/usr/sbin/nologin</text:p>
      <text:p text:style-name="P1">geoclue:x:122:127::/var/lib/geoclue:/usr/sbin/nologin</text:p>
      <text:p text:style-name="P1">pulse:x:123:128:PulseAudio daemon,,,:/var/run/pulse:/usr/sbin/nologin</text:p>
      <text:p text:style-name="P1">gnome-initial-setup:x:124:65534::/run/gnome-initial-setup/:/bin/false</text:p>
      <text:p text:style-name="P1">gdm:x:125:130:Gnome Display Manager:/var/lib/gdm3:/bin/false</text:p>
      <text:p text:style-name="P1"><text:soft-page-break/>sssd:x:126:131:SSSD system user,,,:/var/lib/sss:/usr/sbin/nologin</text:p>
      <text:p text:style-name="P1">os_it_b317:x:1000:1000:OS_IT_B317,,,:/home/os_it_b317:/bin/bash</text:p>
      <text:p text:style-name="P1">systemd-coredump:x:999:999:systemd Core Dumper:/:/usr/sbin/nologin</text:p>
      <text:p text:style-name="P3">kjsce:x:1001:1001::/home/kjsce:/bin/sh</text:p>
      <text:p text:style-name="P3">user1:x:1002:1003::/home/user1:/bin/sh</text:p>
      <text:p text:style-name="P3"/>
      <text:p text:style-name="P6">os_it_b317@ubuntu:/etc$ cd ..</text:p>
      <text:p text:style-name="P6">os_it_b317@ubuntu:/$ sudo useradd aarya</text:p>
      <text:p text:style-name="P6">os_it_b317@ubuntu:/$ sudo su</text:p>
      <text:p text:style-name="P6">root@ubuntu:/# cd etc</text:p>
      <text:p text:style-name="P6">root@ubuntu:/etc# cat passwd</text:p>
      <text:p text:style-name="P6">root:x:0:0:root:/root:/bin/bash</text:p>
      <text:p text:style-name="P6">daemon:x:1:1:daemon:/usr/sbin:/usr/sbin/nologin</text:p>
      <text:p text:style-name="P6">bin:x:2:2:bin:/bin:/usr/sbin/nologin</text:p>
      <text:p text:style-name="P6">sys:x:3:3:sys:/dev:/usr/sbin/nologin</text:p>
      <text:p text:style-name="P6">sync:x:4:65534:sync:/bin:/bin/sync</text:p>
      <text:p text:style-name="P6">games:x:5:60:games:/usr/games:/usr/sbin/nologin</text:p>
      <text:p text:style-name="P6">man:x:6:12:man:/var/cache/man:/usr/sbin/nologin</text:p>
      <text:p text:style-name="P6">lp:x:7:7:lp:/var/spool/lpd:/usr/sbin/nologin</text:p>
      <text:p text:style-name="P6">mail:x:8:8:mail:/var/mail:/usr/sbin/nologin</text:p>
      <text:p text:style-name="P6">news:x:9:9:news:/var/spool/news:/usr/sbin/nologin</text:p>
      <text:p text:style-name="P6">uucp:x:10:10:uucp:/var/spool/uucp:/usr/sbin/nologin</text:p>
      <text:p text:style-name="P6">proxy:x:13:13:proxy:/bin:/usr/sbin/nologin</text:p>
      <text:p text:style-name="P6">www-data:x:33:33:www-data:/var/www:/usr/sbin/nologin</text:p>
      <text:p text:style-name="P6">backup:x:34:34:backup:/var/backups:/usr/sbin/nologin</text:p>
      <text:p text:style-name="P6">list:x:38:38:Mailing List Manager:/var/list:/usr/sbin/nologin</text:p>
      <text:p text:style-name="P6">irc:x:39:39:ircd:/var/run/ircd:/usr/sbin/nologin</text:p>
      <text:p text:style-name="P6">gnats:x:41:41:Gnats Bug-Reporting System (admin):/var/lib/gnats:/usr/sbin/nologin</text:p>
      <text:p text:style-name="P6">nobody:x:65534:65534:nobody:/nonexistent:/usr/sbin/nologin</text:p>
      <text:p text:style-name="P6">systemd-network:x:100:102:systemd Network Management,,,:/run/systemd:/usr/sbin/nologin</text:p>
      <text:p text:style-name="P6">systemd-resolve:x:101:103:systemd Resolver,,,:/run/systemd:/usr/sbin/nologin</text:p>
      <text:p text:style-name="P6">systemd-timesync:x:102:104:systemd Time Synchronization,,,:/run/systemd:/usr/sbin/nologin</text:p>
      <text:p text:style-name="P6">messagebus:x:103:106::/nonexistent:/usr/sbin/nologin</text:p>
      <text:p text:style-name="P6">syslog:x:104:110::/home/syslog:/usr/sbin/nologin</text:p>
      <text:p text:style-name="P6">_apt:x:105:65534::/nonexistent:/usr/sbin/nologin</text:p>
      <text:p text:style-name="P6">tss:x:106:111:TPM software stack,,,:/var/lib/tpm:/bin/false</text:p>
      <text:p text:style-name="P6">uuidd:x:107:114::/run/uuidd:/usr/sbin/nologin</text:p>
      <text:p text:style-name="P6">tcpdump:x:108:115::/nonexistent:/usr/sbin/nologin</text:p>
      <text:p text:style-name="P6">avahi-autoipd:x:109:116:Avahi autoip daemon,,,:/var/lib/avahi-autoipd:/usr/sbin/nologin</text:p>
      <text:p text:style-name="P6">usbmux:x:110:46:usbmux daemon,,,:/var/lib/usbmux:/usr/sbin/nologin</text:p>
      <text:p text:style-name="P6">rtkit:x:111:117:RealtimeKit,,,:/proc:/usr/sbin/nologin</text:p>
      <text:p text:style-name="P6">dnsmasq:x:112:65534:dnsmasq,,,:/var/lib/misc:/usr/sbin/nologin</text:p>
      <text:p text:style-name="P6">cups-pk-helper:x:113:120:user for cups-pk-helper service,,,:/home/cups-pk-helper:/usr/sbin/nologin</text:p>
      <text:p text:style-name="P6">speech-dispatcher:x:114:29:Speech Dispatcher,,,:/run/speech-dispatcher:/bin/false</text:p>
      <text:p text:style-name="P6">avahi:x:115:121:Avahi mDNS daemon,,,:/var/run/avahi-daemon:/usr/sbin/nologin</text:p>
      <text:p text:style-name="P6">kernoops:x:116:65534:Kernel Oops Tracking Daemon,,,:/:/usr/sbin/nologin</text:p>
      <text:p text:style-name="P6">saned:x:117:123::/var/lib/saned:/usr/sbin/nologin</text:p>
      <text:p text:style-name="P6">nm-openvpn:x:118:124:NetworkManager OpenVPN,,,:/var/lib/openvpn/chroot:/usr/sbin/nologin</text:p>
      <text:p text:style-name="P6">hplip:x:119:7:HPLIP system user,,,:/run/hplip:/bin/false</text:p>
      <text:p text:style-name="P6"><text:soft-page-break/>whoopsie:x:120:125::/nonexistent:/bin/false</text:p>
      <text:p text:style-name="P6">colord:x:121:126:colord colour management daemon,,,:/var/lib/colord:/usr/sbin/nologin</text:p>
      <text:p text:style-name="P6">geoclue:x:122:127::/var/lib/geoclue:/usr/sbin/nologin</text:p>
      <text:p text:style-name="P6">pulse:x:123:128:PulseAudio daemon,,,:/var/run/pulse:/usr/sbin/nologin</text:p>
      <text:p text:style-name="P6">gnome-initial-setup:x:124:65534::/run/gnome-initial-setup/:/bin/false</text:p>
      <text:p text:style-name="P6">gdm:x:125:130:Gnome Display Manager:/var/lib/gdm3:/bin/false</text:p>
      <text:p text:style-name="P6">sssd:x:126:131:SSSD system user,,,:/var/lib/sss:/usr/sbin/nologin</text:p>
      <text:p text:style-name="P6">os_it_b317:x:1000:1000:OS_IT_B317,,,:/home/os_it_b317:/bin/bash</text:p>
      <text:p text:style-name="P6">systemd-coredump:x:999:999:systemd Core Dumper:/:/usr/sbin/nologin</text:p>
      <text:p text:style-name="P3">kjsce:x:1001:1001::/home/kjsce:/bin/sh</text:p>
      <text:p text:style-name="P3">aarya:x:1002:1003::/home/aarya:/bin/sh</text:p>
      <text:p text:style-name="P6"/>
      <text:p text:style-name="P6"/>
      <text:p text:style-name="P6">root@ubuntu:/etc# sudo userdel aarya</text:p>
      <text:p text:style-name="P6">root@ubuntu:/etc# cat passwd</text:p>
      <text:p text:style-name="P6">root:x:0:0:root:/root:/bin/bash</text:p>
      <text:p text:style-name="P6">daemon:x:1:1:daemon:/usr/sbin:/usr/sbin/nologin</text:p>
      <text:p text:style-name="P6">bin:x:2:2:bin:/bin:/usr/sbin/nologin</text:p>
      <text:p text:style-name="P6">sys:x:3:3:sys:/dev:/usr/sbin/nologin</text:p>
      <text:p text:style-name="P6">sync:x:4:65534:sync:/bin:/bin/sync</text:p>
      <text:p text:style-name="P6">games:x:5:60:games:/usr/games:/usr/sbin/nologin</text:p>
      <text:p text:style-name="P6">man:x:6:12:man:/var/cache/man:/usr/sbin/nologin</text:p>
      <text:p text:style-name="P6">lp:x:7:7:lp:/var/spool/lpd:/usr/sbin/nologin</text:p>
      <text:p text:style-name="P6">mail:x:8:8:mail:/var/mail:/usr/sbin/nologin</text:p>
      <text:p text:style-name="P6">news:x:9:9:news:/var/spool/news:/usr/sbin/nologin</text:p>
      <text:p text:style-name="P6">uucp:x:10:10:uucp:/var/spool/uucp:/usr/sbin/nologin</text:p>
      <text:p text:style-name="P6">proxy:x:13:13:proxy:/bin:/usr/sbin/nologin</text:p>
      <text:p text:style-name="P6">www-data:x:33:33:www-data:/var/www:/usr/sbin/nologin</text:p>
      <text:p text:style-name="P6">backup:x:34:34:backup:/var/backups:/usr/sbin/nologin</text:p>
      <text:p text:style-name="P6">list:x:38:38:Mailing List Manager:/var/list:/usr/sbin/nologin</text:p>
      <text:p text:style-name="P6">irc:x:39:39:ircd:/var/run/ircd:/usr/sbin/nologin</text:p>
      <text:p text:style-name="P6">gnats:x:41:41:Gnats Bug-Reporting System (admin):/var/lib/gnats:/usr/sbin/nologin</text:p>
      <text:p text:style-name="P6">nobody:x:65534:65534:nobody:/nonexistent:/usr/sbin/nologin</text:p>
      <text:p text:style-name="P6">systemd-network:x:100:102:systemd Network Management,,,:/run/systemd:/usr/sbin/nologin</text:p>
      <text:p text:style-name="P6">systemd-resolve:x:101:103:systemd Resolver,,,:/run/systemd:/usr/sbin/nologin</text:p>
      <text:p text:style-name="P6">systemd-timesync:x:102:104:systemd Time Synchronization,,,:/run/systemd:/usr/sbin/nologin</text:p>
      <text:p text:style-name="P6">messagebus:x:103:106::/nonexistent:/usr/sbin/nologin</text:p>
      <text:p text:style-name="P6">syslog:x:104:110::/home/syslog:/usr/sbin/nologin</text:p>
      <text:p text:style-name="P6">_apt:x:105:65534::/nonexistent:/usr/sbin/nologin</text:p>
      <text:p text:style-name="P6">tss:x:106:111:TPM software stack,,,:/var/lib/tpm:/bin/false</text:p>
      <text:p text:style-name="P6">uuidd:x:107:114::/run/uuidd:/usr/sbin/nologin</text:p>
      <text:p text:style-name="P6">tcpdump:x:108:115::/nonexistent:/usr/sbin/nologin</text:p>
      <text:p text:style-name="P6">avahi-autoipd:x:109:116:Avahi autoip daemon,,,:/var/lib/avahi-autoipd:/usr/sbin/nologin</text:p>
      <text:p text:style-name="P6">usbmux:x:110:46:usbmux daemon,,,:/var/lib/usbmux:/usr/sbin/nologin</text:p>
      <text:p text:style-name="P6">rtkit:x:111:117:RealtimeKit,,,:/proc:/usr/sbin/nologin</text:p>
      <text:p text:style-name="P6">dnsmasq:x:112:65534:dnsmasq,,,:/var/lib/misc:/usr/sbin/nologin</text:p>
      <text:p text:style-name="P6">cups-pk-helper:x:113:120:user for cups-pk-helper service,,,:/home/cups-pk-helper:/usr/sbin/nologin</text:p>
      <text:p text:style-name="P6">speech-dispatcher:x:114:29:Speech Dispatcher,,,:/run/speech-dispatcher:/bin/false</text:p>
      <text:p text:style-name="P6">avahi:x:115:121:Avahi mDNS daemon,,,:/var/run/avahi-daemon:/usr/sbin/nologin</text:p>
      <text:p text:style-name="P6"><text:soft-page-break/>kernoops:x:116:65534:Kernel Oops Tracking Daemon,,,:/:/usr/sbin/nologin</text:p>
      <text:p text:style-name="P6">saned:x:117:123::/var/lib/saned:/usr/sbin/nologin</text:p>
      <text:p text:style-name="P6">nm-openvpn:x:118:124:NetworkManager OpenVPN,,,:/var/lib/openvpn/chroot:/usr/sbin/nologin</text:p>
      <text:p text:style-name="P6">hplip:x:119:7:HPLIP system user,,,:/run/hplip:/bin/false</text:p>
      <text:p text:style-name="P6">whoopsie:x:120:125::/nonexistent:/bin/false</text:p>
      <text:p text:style-name="P6">colord:x:121:126:colord colour management daemon,,,:/var/lib/colord:/usr/sbin/nologin</text:p>
      <text:p text:style-name="P6">geoclue:x:122:127::/var/lib/geoclue:/usr/sbin/nologin</text:p>
      <text:p text:style-name="P6">pulse:x:123:128:PulseAudio daemon,,,:/var/run/pulse:/usr/sbin/nologin</text:p>
      <text:p text:style-name="P6">gnome-initial-setup:x:124:65534::/run/gnome-initial-setup/:/bin/false</text:p>
      <text:p text:style-name="P6">gdm:x:125:130:Gnome Display Manager:/var/lib/gdm3:/bin/false</text:p>
      <text:p text:style-name="P6">sssd:x:126:131:SSSD system user,,,:/var/lib/sss:/usr/sbin/nologin</text:p>
      <text:p text:style-name="P6">os_it_b317:x:1000:1000:OS_IT_B317,,,:/home/os_it_b317:/bin/bash</text:p>
      <text:p text:style-name="P6">systemd-coredump:x:999:999:systemd Core Dumper:/:/usr/sbin/nologin</text:p>
      <text:p text:style-name="P3">kjsce:x:1001:1001::/home/kjsce:/bin/sh</text:p>
      <text:p text:style-name="P3"/>
      <text:p text:style-name="P6">root@ubuntu:/# cd etc</text:p>
      <text:p text:style-name="P6">root@ubuntu:/etc# su aarya1</text:p>
      <text:p text:style-name="P6">$ cd aarya_dir</text:p>
      <text:p text:style-name="P6">$ pwd</text:p>
      <text:p text:style-name="P6">/etc/aarya_dir</text:p>
      <text:p text:style-name="P6">$ exit</text:p>
      <text:p text:style-name="P6">root@ubuntu:/etc# su aarya4</text:p>
      <text:p text:style-name="P6">$ cd aarya_dir</text:p>
      <text:p text:style-name="P6">$ pwd</text:p>
      <text:p text:style-name="P6">/etc/aarya_dir</text:p>
      <text:p text:style-name="P6">$ exit </text:p>
      <text:p text:style-name="P6">root@ubuntu:/etc# su aarya1</text:p>
      <text:p text:style-name="P6">$ cd aarya_dir</text:p>
      <text:p text:style-name="P6">$ pwd</text:p>
      <text:p text:style-name="P6">/etc/aarya_dir</text:p>
      <text:p text:style-name="P6">$ exit <text:s/></text:p>
      <text:p text:style-name="P6"/>
      <text:p text:style-name="P6">root@ubuntu:/etc# cd aarya_dir</text:p>
      <text:p text:style-name="P6">root@ubuntu:/etc/aarya_dir# touch myfile.txt</text:p>
      <text:p text:style-name="P6">root@ubuntu:/etc/aarya_dir# ls -l</text:p>
      <text:p text:style-name="P6">total 0</text:p>
      <text:p text:style-name="P6">-rw-r--r-- 1 root root 0 Aug <text:s/>7 12:31 myfile.txt</text:p>
      <text:p text:style-name="P6">root@ubuntu:/etc/aarya_dir# cd ..</text:p>
      <text:p text:style-name="P6">root@ubuntu:/etc# ls -l aarya_dir</text:p>
      <text:p text:style-name="P6">total 0</text:p>
      <text:p text:style-name="P6">-rw-r--r-- 1 root root 0 Aug <text:s/>7 12:31 myfile.txt</text:p>
      <text:p text:style-name="P6">root@ubuntu:/etc# sudo chgrp aarya_group2 myfile.txt</text:p>
      <text:p text:style-name="P6">chgrp: cannot access 'myfile.txt': No such file or directory</text:p>
      <text:p text:style-name="P6">root@ubuntu:/etc# sudo chgrp aarya_group2 aarya_dir/myfile.txt</text:p>
      <text:p text:style-name="P6">root@ubuntu:/etc# sudo chown aarya3 myfile.txt</text:p>
      <text:p text:style-name="P6">chown: cannot access 'myfile.txt': No such file or directory</text:p>
      <text:p text:style-name="P6">root@ubuntu:/etc# sudo chown aarya3 aarya_dir/myfile.txt</text:p>
      <text:p text:style-name="P6">root@ubuntu:/etc# cd aarya_dir</text:p>
      <text:p text:style-name="P6">root@ubuntu:/etc/aarya_dir# ls -l</text:p>
      <text:p text:style-name="P6"><text:soft-page-break/>total 0</text:p>
      <text:p text:style-name="P6">-rw-r--r-- 1 aarya3 aarya_group2 0 Aug <text:s/>7 12:31 myfile.txt</text:p>
      <text:p text:style-name="P6"/>
      <text:p text:style-name="P13">3. Process Management</text:p>
      <text:p text:style-name="P13">-rw-r--r-- 1 aarya3 aarya_group2 0 Aug <text:s/>7 12:31 myfile.txt</text:p>
      <text:p text:style-name="P13">root@ubuntu:/etc/aarya_dir# cd ..</text:p>
      <text:p text:style-name="P13">root@ubuntu:/etc# cd ..</text:p>
      <text:p text:style-name="P13">root@ubuntu:/# jobs</text:p>
      <text:p text:style-name="P13">root@ubuntu:/# </text:p>
      <text:p text:style-name="P13"/>
      <text:p text:style-name="P13">root@ubuntu:/# ps</text:p>
      <text:p text:style-name="P13"><text:s text:c="4"/>PID TTY <text:s text:c="9"/>TIME CMD</text:p>
      <text:p text:style-name="P13"><text:s text:c="2"/>16984 pts/0 <text:s text:c="3"/>00:00:00 sudo</text:p>
      <text:p text:style-name="P13"><text:s text:c="2"/>16988 pts/0 <text:s text:c="3"/>00:00:00 su</text:p>
      <text:p text:style-name="P13"><text:s text:c="2"/>16989 pts/0 <text:s text:c="3"/>00:00:00 bash</text:p>
      <text:p text:style-name="P13"><text:s text:c="2"/>17920 pts/0 <text:s text:c="3"/>00:00:00 ps</text:p>
      <text:p text:style-name="P13">root@ubuntu:/# </text:p>
      <text:p text:style-name="P13"/>
      <text:p text:style-name="P13">root@ubuntu:/# su &amp;</text:p>
      <text:p text:style-name="P13">[1] 17926</text:p>
      <text:p text:style-name="P13"/>
      <text:p text:style-name="P13">root@ubuntu:/# jobs</text:p>
      <text:p text:style-name="P13">[1]+ <text:s/>Stopped <text:s text:c="16"/>su</text:p>
      <text:p text:style-name="P13">root@ubuntu:/# </text:p>
      <text:p text:style-name="P13"/>
      <text:p text:style-name="P13">root@ubuntu:/# su &amp;</text:p>
      <text:p text:style-name="P13">[1] 17986</text:p>
      <text:p text:style-name="P13">root@ubuntu:/# bg %1</text:p>
      <text:p text:style-name="P13">[1]+ su &amp;</text:p>
      <text:p text:style-name="P13"/>
      <text:p text:style-name="P13">[1]+ <text:s/>Stopped <text:s text:c="16"/>su</text:p>
      <text:p text:style-name="P13">root@ubuntu:/# fg %1</text:p>
      <text:p text:style-name="P13">su</text:p>
      <text:p text:style-name="P13"/>
      <text:p text:style-name="P13"/>
      <text:p text:style-name="P14">Outcome<text:span text:style-name="T9">s</text:span></text:p>
      <text:p text:style-name="P13">CO1: Understand basic structure of modern operating system</text:p>
      <text:p text:style-name="P13">CO4: Demonstrate open source standards usage</text:p>
      <text:p text:style-name="P13"/>
      <text:p text:style-name="P13">Conclusion:</text:p>
      <text:p text:style-name="P13">Students must have basic understanding of Linux Operating System.</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 svg:font-family="Times,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8-01T02:48:16.569620757</meta:creation-date>
    <dc:date>2023-08-07T12:48:35.417687807</dc:date>
    <meta:editing-duration>PT4H46M58S</meta:editing-duration>
    <meta:editing-cycles>10</meta:editing-cycles>
    <meta:generator>LibreOffice/6.4.7.2$Linux_X86_64 LibreOffice_project/40$Build-2</meta:generator>
    <meta:document-statistic meta:table-count="0" meta:image-count="0" meta:object-count="0" meta:page-count="7" meta:paragraph-count="295" meta:word-count="849" meta:character-count="12921" meta:non-whitespace-character-count="12161"/>
  </office:meta>
</office:document-meta>
</file>